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 10 15 45 5 45 50 44 30 100 67 33 90 17 50</text:p>
      <text:p text:style-name="Standard">15 0 100 30 20 25 80 45 41 5 45 10 90 10 35</text:p>
      <text:p text:style-name="Standard">40 80 0 90 70 33 100 70 30 23 80 60 47 33 25</text:p>
      <text:p text:style-name="Standard">100 8 5 0 5 40 21 20 35 14 55 35 21 5 40</text:p>
      <text:p text:style-name="Standard">17 10 33 45 0 14 50 27 33 60 17 10 20 13 71</text:p>
      <text:p text:style-name="Standard">15 70 90 20 11 0 15 35 30 15 18 35 15 90 23</text:p>
      <text:p text:style-name="Standard">25 19 18 30 100 55 0 70 55 41 55 100 18 14 18</text:p>
      <text:p text:style-name="Standard">40 15 60 45 70 33 25 0 27 60 80 35 30 41 35</text:p>
      <text:p text:style-name="Standard">21 34 17 10 11 40 8 32 0 47 76 40 21 90 21</text:p>
      <text:p text:style-name="Standard">35 100 5 18 43 25 14 30 39 0 17 35 15 13 40</text:p>
      <text:p text:style-name="Standard">38 20 23 30 5 55 50 33 70 14 0 60 30 35 21</text:p>
      <text:p text:style-name="Standard">15 14 45 21 100 10 8 20 35 43 8 0 15 100 23</text:p>
      <text:p text:style-name="Standard">80 10 5 20 35 8 90 5 44 10 80 14 0 25 80</text:p>
      <text:p text:style-name="Standard">33 90 40 18 70 45 25 23 90 44 43 70 5 0 25</text:p>
      <text:p text:style-name="Standard">25 70 45 50 5 45 20 100 25 50 35 10 90 5 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0T21:21:04.548000000</meta:creation-date>
    <dc:date>2024-04-10T21:24:17.761000000</dc:date>
    <meta:editing-duration>PT3M13S</meta:editing-duration>
    <meta:editing-cycles>1</meta:editing-cycles>
    <meta:document-statistic meta:table-count="0" meta:image-count="0" meta:object-count="0" meta:page-count="1" meta:paragraph-count="15" meta:word-count="225" meta:character-count="638" meta:non-whitespace-character-count="428"/>
    <meta:generator>LibreOffice/7.3.0.3$Windows_X86_64 LibreOffice_project/0f246aa12d0eee4a0f7adcefbf7c878fc2238db3</meta:generator>
  </office:meta>
</office:document-meta>
</file>